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Heading_20_1" style:master-page-name="Standard">
      <style:paragraph-properties fo:margin-top="0cm" fo:margin-bottom="0cm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2" style:family="text">
      <style:text-properties fo:color="#1155cc"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h.jzh4pv8z4n7d"/>#ODS16 OpenDataSicilia Summer Edition / Messina, 2-3-4 Settembre 2016</text:p>
      <text:p text:style-name="P1"/>
      <text:p text:style-name="P1">La comunità di <text:a xlink:type="simple" xlink:href="http://opendatasicilia.it/" text:style-name="Internet_20_link" text:visited-style-name="Visited_20_Internet_20_Link"><text:span text:style-name="Internet_20_link"><text:span text:style-name="T1">#opendatasicilia</text:span></text:span></text:a> si troverà a <text:span text:style-name="T3">Messina </text:span>dal <text:span text:style-name="T3">2</text:span> al <text:span text:style-name="T3">4</text:span> <text:span text:style-name="T3">Settembre 2016</text:span>. Saranno tre giornate di confronto, workshop formativi ad <text:span text:style-name="T3">accesso gratuito</text:span> e con l’opportunità di creare gruppi di sviluppo progettuale per lavorare sugli OpenData.</text:p>
      <text:p text:style-name="P1"/>
      <text:p text:style-name="P1">#opendatasicilia è una iniziativa civica che si propone di far conoscere e diffondere la cultura dell'open government e le prassi dell'open data nel nostro territorio e aprire una discussione pubblica partecipata. Siamo un gruppo di cittadini con diverse storie, competenze, professioni. Siamo accomunati dalla genuina volontà di contribuire a migliorare la qualità della vita della nostra comunità. Lo vogliamo fare con spirito di collaborazione e concretezza.</text:p>
      <text:p text:style-name="P1"/>
      <text:p text:style-name="P1">Il <text:a xlink:type="simple" xlink:href="http://ods16.opendatasicilia.it/#programma" text:style-name="Internet_20_link" text:visited-style-name="Visited_20_Internet_20_Link"><text:span text:style-name="Internet_20_link"><text:span text:style-name="T1">programma</text:span></text:span></text:a> è già in buona fase di sviluppo ed è suddiviso in tre momenti principali: venerdì 2 sarà dedicato a <text:span text:style-name="T3">relazioni </text:span>a “tema”, sabato 3 alla <text:span text:style-name="T3">formazione </text:span>e infine domenica 4 alla cura di questa <text:span text:style-name="T3">comunità </text:span><text:s/>e a <text:span text:style-name="T3">sviluppare </text:span>e <text:span text:style-name="T3">costruire </text:span>“cose” a partire da stimoli e idee scaturiti nei giorni precedenti.</text:p>
      <text:p text:style-name="P1"/>
      <text:p text:style-name="P1">Si può <text:span text:style-name="T3">contribuire </text:span>sia per la giornata del 2, proponendo una relazione, che per la giornata del 3 con una proposta di workshop. Qui la <text:a xlink:type="simple" xlink:href="http://ods16.opendatasicilia.it/call.html" text:style-name="Internet_20_link" text:visited-style-name="Visited_20_Internet_20_Link"><text:span text:style-name="Internet_20_link"><text:span text:style-name="T2">call for proposal</text:span></text:span></text:a>, con le modalità previste.</text:p>
      <text:p text:style-name="P1"/>
      <text:p text:style-name="P1">L’interesse per il raduno del 2016 è ulteriormente aumentato, con interventi di amici e professionisti che verranno anche da lontano e ci sarà inoltre un probabile alto numero di iscritti. Sarà un evento gratuito, ma avrà dei costi di manutenzione: per questo ti chiediamo di <text:span text:style-name="T3">sostenerlo </text:span>con una <text:a xlink:type="simple" xlink:href="https://www.paypal.com/it/cgi-bin/webscr?cmd=_flow&amp;SESSION=ACbwTyveiAp7E1QIUZm61TkTb4P6kOvHbCmz83o3rwsLsp-trNrTr2XtS0q&amp;dispatch=5885d80a13c0db1f8e263663d3faee8d64813b57e559a2578463e58274899069" text:style-name="Internet_20_link" text:visited-style-name="Visited_20_Internet_20_Link"><text:span text:style-name="Internet_20_link"><text:span text:style-name="T1">donazione libera</text:span></text:span></text:a> (i fondi verranno raccolti dall’associazione onData, che pubblicherà tutti i dati su quanto raccolto e sulle modalità di utilizzo)</text:p>
      <text:p text:style-name="P1"/>
      <text:p text:style-name="P1">Ti aspettiamo a Messina per #ODS16 :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letter-kerning="tru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Calibri" fo:font-size="11pt" fo:language="en" fo:country="US" style:letter-kerning="tru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15%" fo:text-align="justify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language="en" fo:country="US" fo:font-style="normal" style:text-underline-style="none" fo:font-weight="normal" style:font-name-asian="Calibri1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language="en" fo:country="US" fo:font-style="normal" style:text-underline-style="none" fo:font-weight="normal" style:font-name-asian="Calibri1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98cm" fo:margin-bottom="1.998cm" fo:margin-left="1.998cm" fo:margin-right="1.998cm" fo:background-color="#ffffff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editing-cycles>0</meta:editing-cycles>
    <meta:editing-duration>P0D</meta:editing-duration>
    <meta:generator>LibreOffice/5.1.4.2$Windows_X86_64 LibreOffice_project/f99d75f39f1c57ebdd7ffc5f42867c12031db97a</meta:generator>
    <meta:document-statistic meta:table-count="0" meta:image-count="0" meta:object-count="0" meta:page-count="1" meta:paragraph-count="7" meta:word-count="273" meta:character-count="1733" meta:non-whitespace-character-count="1466"/>
  </office:meta>
</office:document-meta>
</file>